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еню роутинг фрезы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document-statistic meta:table-count="0" meta:image-count="0" meta:object-count="0" meta:page-count="1" meta:paragraph-count="1" meta:word-count="3" meta:character-count="18"/>
    <dc:date>2009-04-13T20:03:28.42</dc:date>
    <dc:creator>Михаил Денисенко</dc:creator>
    <meta:editing-duration>PT00H03M35S</meta:editing-duration>
    <meta:editing-cycles>1</meta:editing-cycles>
    <meta:generator>OpenOffice.org/3.0$Win32 OpenOffice.org_project/300m15$Build-9379</meta:generator>
  </office:meta>
</office:document-meta>
</file>